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Text_20_body">
      <style:paragraph-properties fo:margin-left="0.8335in" fo:margin-right="0.7417in" fo:text-align="center" style:justify-single-word="false" fo:text-indent="0in" style:auto-text-indent="false"/>
      <style:text-properties officeooo:paragraph-rsid="00c752fb"/>
    </style:style>
    <style:style style:name="P2" style:family="paragraph" style:parent-style-name="Text_20_body">
      <style:paragraph-properties fo:margin-left="0in" fo:margin-right="-0.0016in" fo:margin-top="0in" fo:margin-bottom="0in" style:contextual-spacing="false" fo:line-height="150%" fo:text-align="center" style:justify-single-word="false" fo:text-indent="0in" style:auto-text-indent="false"/>
      <style:text-properties officeooo:paragraph-rsid="00d236e2"/>
    </style:style>
    <style:style style:name="P3" style:family="paragraph" style:parent-style-name="Text_20_body" style:master-page-name="">
      <loext:graphic-properties draw:fill="none" draw:fill-color="#729fcf"/>
      <style:paragraph-properties fo:margin-left="3.5429in" fo:margin-right="0in" fo:margin-top="0.1929in" fo:margin-bottom="0.0398in" style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1575in"/>
          <style:tab-stop style:position="5.3161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Heading_20_1">
      <style:paragraph-properties fo:margin-left="0in" fo:margin-right="0.448in" fo:margin-top="0.0457in" fo:margin-bottom="0.1665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3161in"/>
        </style:tab-stops>
      </style:paragraph-properties>
      <style:text-properties fo:font-size="14pt" officeooo:paragraph-rsid="00c752fb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Text_20_body">
      <style:text-properties fo:font-size="14pt" officeooo:rsid="0180f90c" officeooo:paragraph-rsid="0180f90c" style:font-size-asian="14pt" style:font-size-complex="14pt" style:font-weight-complex="bold"/>
    </style:style>
    <style:style style:name="P7" style:family="paragraph" style:parent-style-name="Text_20_body">
      <style:paragraph-properties fo:margin-left="0in" fo:margin-right="-0.0016in" fo:line-height="100%" fo:text-align="center" style:justify-single-word="false" fo:text-indent="0in" style:auto-text-indent="false"/>
      <style:text-properties officeooo:paragraph-rsid="00c752fb"/>
    </style:style>
    <style:style style:name="P8" style:family="paragraph" style:parent-style-name="Text_20_body">
      <style:paragraph-properties fo:margin-left="0in" fo:margin-right="-0.0016in" fo:margin-top="0.0047in" fo:margin-bottom="0in" style:contextual-spacing="false" fo:line-height="100%" fo:text-align="center" style:justify-single-word="false" fo:text-indent="0in" style:auto-text-indent="false"/>
      <style:text-properties officeooo:paragraph-rsid="00c752fb"/>
    </style:style>
    <style:style style:name="P9" style:family="paragraph" style:parent-style-name="Text_20_body">
      <style:paragraph-properties fo:line-height="100%" fo:text-align="center" style:justify-single-word="false"/>
      <style:text-properties officeooo:paragraph-rsid="00c752fb"/>
    </style:style>
    <style:style style:name="P10" style:family="paragraph" style:parent-style-name="Text_20_body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Text_20_body" style:master-page-name="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Heading_20_2" style:master-page-name="">
      <style:paragraph-properties fo:margin-left="0in" fo:margin-right="0in" fo:line-height="100%" fo:text-align="center" style:justify-single-word="false" fo:keep-together="always" fo:orphans="0" fo:widows="0" fo:hyphenation-ladder-count="no-limit" fo:text-indent="0in" style:auto-text-indent="false" style:page-number="auto" fo:keep-with-next="always" style:writing-mode="lr-tb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Text_20_body" style:master-page-name="">
      <loext:graphic-properties draw:fill="none" draw:fill-color="#729fcf"/>
      <style:paragraph-properties fo:margin-left="3.5429in" fo:margin-right="0in" fo:margin-top="0.0008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Text_20_body" style:master-page-name="">
      <loext:graphic-properties draw:fill="none" draw:fill-color="#729fcf"/>
      <style:paragraph-properties fo:margin-left="3.5429in" fo:margin-right="0in" fo:margin-top="0.1209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ext_20_body" style:master-page-name="">
      <loext:graphic-properties draw:fill="none" draw:fill-color="#729fcf"/>
      <style:paragraph-properties fo:margin-left="3.5429in" fo:margin-right="0in" fo:margin-top="0.144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626in"/>
          <style:tab-stop style:position="5.472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138in"/>
          <style:tab-stop style:position="5.5in"/>
          <style:tab-stop style:position="5.7819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Text_20_body">
      <style:paragraph-properties fo:margin-left="0in" fo:margin-right="-0.0016in" fo:margin-top="0.1102in" fo:margin-bottom="0in" style:contextual-spacing="false" fo:line-height="165%" fo:text-align="center" style:justify-single-word="false" fo:text-indent="0in" style:auto-text-indent="false"/>
      <style:text-properties officeooo:paragraph-rsid="00c752fb"/>
    </style:style>
    <style:style style:name="P19" style:family="paragraph" style:parent-style-name="Text_20_body">
      <style:paragraph-properties fo:margin-left="0in" fo:margin-right="-0.0016in" fo:line-height="165%" fo:text-align="center" style:justify-single-word="false" fo:text-indent="0in" style:auto-text-indent="false"/>
      <style:text-properties officeooo:paragraph-rsid="00c752fb"/>
    </style:style>
    <style:style style:name="P20" style:family="paragraph" style:parent-style-name="Text_20_body">
      <style:paragraph-properties fo:margin-left="0in" fo:margin-right="-0.0016in" fo:margin-top="0in" fo:margin-bottom="0in" style:contextual-spacing="false" fo:line-height="165%" fo:text-align="center" style:justify-single-word="false" fo:text-indent="0in" style:auto-text-indent="false"/>
      <style:text-properties officeooo:paragraph-rsid="00d236e2"/>
    </style:style>
    <style:style style:name="P21" style:family="paragraph" style:parent-style-name="Text_20_body">
      <style:paragraph-properties fo:margin-left="0in" fo:margin-right="-0.0016in" fo:line-height="0.2201in" fo:text-align="center" style:justify-single-word="false" fo:text-indent="0in" style:auto-text-indent="false"/>
      <style:text-properties officeooo:paragraph-rsid="00c752fb"/>
    </style:style>
    <style:style style:name="P22" style:family="paragraph" style:parent-style-name="Heading">
      <style:paragraph-properties fo:margin-top="0.1972in" fo:margin-bottom="0.1972in" style:contextual-spacing="false" fo:break-before="page"/>
    </style:style>
    <style:style style:name="P23" style:family="paragraph" style:parent-style-name="Heading">
      <style:paragraph-properties fo:break-before="page"/>
    </style:style>
    <style:style style:name="P24" style:family="paragraph" style:parent-style-name="Heading">
      <style:paragraph-properties fo:margin-top="0.2764in" fo:margin-bottom="0.2764in" style:contextual-spacing="false" fo:break-before="page"/>
    </style:style>
    <style:style style:name="P25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7" style:family="paragraph" style:parent-style-name="Text_20_body">
      <style:paragraph-properties fo:text-indent="0in" style:auto-text-indent="false"/>
      <style:text-properties officeooo:rsid="018190fb" officeooo:paragraph-rsid="018190fb"/>
    </style:style>
    <style:style style:name="P28" style:family="paragraph" style:parent-style-name="Standard">
      <style:paragraph-properties fo:text-align="start" style:justify-single-word="false"/>
    </style:style>
    <style:style style:name="P29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1" style:family="paragraph" style:parent-style-name="Contents_20_Heading" style:master-page-name="Standard">
      <style:paragraph-properties style:page-number="auto" fo:break-before="page"/>
    </style:style>
    <style:style style:name="P32" style:family="paragraph" style:parent-style-name="Text_20_body" style:master-page-name="First_20_Page">
      <style:paragraph-properties fo:margin-left="0in" fo:margin-right="-0.0016in" fo:margin-top="0.0465in" fo:margin-bottom="0in" style:contextual-spacing="false" fo:text-align="center" style:justify-single-word="false" fo:text-indent="0in" style:auto-text-indent="false" style:page-number="auto"/>
      <style:text-properties officeooo:paragraph-rsid="00c752fb"/>
    </style:style>
    <style:style style:name="P33" style:family="paragraph" style:parent-style-name="Text_20_body">
      <style:paragraph-properties fo:margin-left="0in" fo:margin-right="-0.0016in" fo:margin-top="0.2571in" fo:margin-bottom="0.1583in" style:contextual-spacing="true" fo:line-height="150%" fo:text-align="center" style:justify-single-word="false" fo:text-indent="0in" style:auto-text-indent="false"/>
      <style:text-properties officeooo:rsid="018a5808" officeooo:paragraph-rsid="018a5808"/>
    </style:style>
    <style:style style:name="P34" style:family="paragraph" style:parent-style-name="Text_20_body">
      <style:text-properties officeooo:rsid="018a5808" officeooo:paragraph-rsid="018a5808"/>
    </style:style>
    <style:style style:name="P35" style:family="paragraph" style:parent-style-name="Text_20_body">
      <style:text-properties officeooo:rsid="0176a103" officeooo:paragraph-rsid="0176a103"/>
    </style:style>
    <style:style style:name="P36" style:family="paragraph" style:parent-style-name="Text_20_body">
      <style:text-properties officeooo:paragraph-rsid="018a5808"/>
    </style:style>
    <style:style style:name="T1" style:family="text">
      <style:text-properties fo:letter-spacing="-0.0465in"/>
    </style:style>
    <style:style style:name="T2" style:family="text">
      <style:text-properties fo:letter-spacing="-0.0028in"/>
    </style:style>
    <style:style style:name="T3" style:family="text">
      <style:text-properties fo:letter-spacing="-0.0016in"/>
    </style:style>
    <style:style style:name="T4" style:family="text">
      <style:text-properties fo:letter-spacing="-0.0043in"/>
    </style:style>
    <style:style style:name="T5" style:family="text">
      <style:text-properties fo:letter-spacing="-0.002in"/>
    </style:style>
    <style:style style:name="T6" style:family="text">
      <style:text-properties fo:letter-spacing="-0.0008in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142b432" style:font-size-asian="14pt" style:font-size-complex="14pt"/>
    </style:style>
    <style:style style:name="T10" style:family="text">
      <style:text-properties fo:font-size="14pt" style:font-size-asian="14pt" style:font-size-complex="14pt" style:font-weight-complex="bold"/>
    </style:style>
    <style:style style:name="T11" style:family="text">
      <style:text-properties fo:font-size="14pt" officeooo:rsid="0180f90c" style:font-size-asian="14pt" style:font-size-complex="14pt" style:font-weight-complex="bold"/>
    </style:style>
    <style:style style:name="T12" style:family="text">
      <style:text-properties fo:font-size="14pt" officeooo:rsid="017acadb" style:font-size-asian="14pt" style:font-size-complex="14pt"/>
    </style:style>
    <style:style style:name="T13" style:family="text">
      <style:text-properties fo:font-size="14pt" officeooo:rsid="0186d71e" style:font-size-asian="14pt" style:font-size-complex="14pt"/>
    </style:style>
    <style:style style:name="T14" style:family="text">
      <style:text-properties fo:font-size="14pt" officeooo:rsid="0188b027" style:font-size-asian="14pt" style:font-size-complex="14pt"/>
    </style:style>
    <style:style style:name="T15" style:family="text">
      <style:text-properties fo:font-size="14pt" officeooo:rsid="018a5808" style:font-size-asian="14pt" style:font-size-complex="14pt"/>
    </style:style>
    <style:style style:name="T16" style:family="text">
      <style:text-properties fo:font-size="14pt" fo:letter-spacing="-0.0008in" fo:font-weight="bold" style:font-size-asian="14pt" style:font-weight-asian="bold" style:font-size-complex="14pt" style:font-weight-complex="bold" style:text-scale="95%"/>
    </style:style>
    <style:style style:name="T17" style:family="text">
      <style:text-properties fo:font-size="14pt" fo:letter-spacing="-0.0008in" fo:font-weight="bold" officeooo:rsid="017acadb" style:font-size-asian="14pt" style:font-weight-asian="bold" style:font-size-complex="14pt" style:font-weight-complex="bold" style:text-scale="95%"/>
    </style:style>
    <style:style style:name="T18" style:family="text">
      <style:text-properties fo:color="#000000" loext:opacity="100%" style:text-outline="false" style:text-line-through-style="none" style:text-line-through-type="none" style:font-name="Times New Roman2" fo:font-size="14pt" fo:language="ru" fo:country="RU" fo:font-style="normal" fo:text-shadow="none" style:text-underline-style="none" fo:font-weight="bold" style:letter-kerning="false" style:font-name-asian="Calibri1" style:font-size-asian="14pt" style:language-asian="en" style:country-asian="US" style:font-style-asian="normal" style:font-weight-asian="bold" style:font-name-complex="Tahoma" style:font-size-complex="13pt" style:language-complex="ar" style:country-complex="SA" style:font-style-complex="normal" style:font-weight-complex="normal" style:text-overline-style="none" style:text-overline-color="font-color"/>
    </style:style>
    <style:style style:name="T19" style:family="text">
      <style:text-properties style:use-window-font-color="true" loext:opacity="0%" style:font-name="Times New Roman" fo:font-size="14pt" fo:language="ru" fo:country="RU" officeooo:rsid="01732bdb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T20" style:family="text">
      <style:text-properties officeooo:rsid="00d236e2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175a2bc"/>
    </style:style>
    <style:style style:name="T23" style:family="text">
      <style:text-properties officeooo:rsid="0105d16e"/>
    </style:style>
    <style:style style:name="T24" style:family="text">
      <style:text-properties officeooo:rsid="01091aef"/>
    </style:style>
    <style:style style:name="T25" style:family="text">
      <style:text-properties officeooo:rsid="01732bdb"/>
    </style:style>
    <style:style style:name="T26" style:family="text">
      <style:text-properties officeooo:rsid="0175a2bc"/>
    </style:style>
    <style:style style:name="T27" style:family="text">
      <style:text-properties officeooo:rsid="017a3e3d"/>
    </style:style>
    <style:style style:name="T28" style:family="text">
      <style:text-properties officeooo:rsid="017f5971"/>
    </style:style>
    <style:style style:name="T29" style:family="text">
      <style:text-properties officeooo:rsid="0180f90c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184dcf5" style:font-weight-asian="normal" style:font-weight-complex="normal"/>
    </style:style>
    <style:style style:name="T32" style:family="text">
      <style:text-properties officeooo:rsid="0184dcf5"/>
    </style:style>
    <style:style style:name="T33" style:family="text">
      <style:text-properties officeooo:rsid="018a5808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/>Министерство науки и высшего образования Российской Федерации</text:p>
      <text:p text:style-name="P18">Федеральное государственное бюджетное образовательное учреждение<text:span text:style-name="T1"> </text:span>высшего образования</text:p>
      <text:p text:style-name="P19">ТОМСКИЙ ГОСУДАРСТВЕННЫЙ УНИВЕРСИТЕТ <text:line-break/>СИСТЕМ<text:span text:style-name="T1"> </text:span>УПРАВЛЕНИЯ<text:span text:style-name="T2"> </text:span>И РАДИОЭЛЕКТРОНИКИ (ТУСУР)</text:p>
      <text:p text:style-name="P21">Кафедра<text:span text:style-name="T2"> </text:span>автоматизированных<text:span text:style-name="T3"> </text:span>систем<text:span text:style-name="T4"> </text:span>управления<text:span text:style-name="T5"> </text:span>(АСУ)</text:p>
      <text:p text:style-name="P7"/>
      <text:p text:style-name="P7"/>
      <text:p text:style-name="P7"/>
      <text:p text:style-name="P8"/>
      <text:p text:style-name="P33">СИМВОЛЬНЫЕ ВЫЧИСЛЕНИЯ В LISP</text:p>
      <text:p text:style-name="P2"><text:span text:style-name="T19">Лабораторная</text:span> работа <text:span text:style-name="T26">№</text:span><text:span text:style-name="T33">3</text:span></text:p>
      <text:p text:style-name="P20">по дисциплине</text:p>
      <text:p text:style-name="P20">«<text:span text:style-name="T26">Функциональное и логическое программирование</text:span>»</text:p>
      <text:p text:style-name="P9"/>
      <text:p text:style-name="P13">Студент<text:span text:style-name="T6"> </text:span>гр.<text:span text:style-name="T5"> </text:span>430-2</text:p>
      <text:p text:style-name="P14"><text:span text:style-name="T7"><text:tab/></text:span>А.А. Лузинсан</text:p>
      <text:p text:style-name="P16">«<text:span text:style-name="T7"><text:tab/></text:span>»<text:span text:style-name="T7"><text:tab/></text:span>202<text:span text:style-name="T26">3</text:span> г.</text:p>
      <text:p text:style-name="P15">Руководитель </text:p>
      <text:p text:style-name="P5"><text:span text:style-name="T25">Доцент</text:span> кафедры АСУ</text:p>
      <text:p text:style-name="P3"><text:span text:style-name="T7"><text:tab/></text:span><text:span text:style-name="T21"><text:tab/></text:span><text:span text:style-name="T22">С</text:span>.<text:span text:style-name="T26">М</text:span>. <text:span text:style-name="T26">Алфёров</text:span></text:p>
      <text:p text:style-name="P17">«<text:span text:style-name="T7"><text:tab/></text:span>»<text:span text:style-name="T7"><text:tab/></text:span>202<text:span text:style-name="T26">3</text:span> <text:span text:style-name="T20">г.</text:span></text:p>
      <text:p text:style-name="P11"/>
      <text:p text:style-name="P10"/>
      <text:p text:style-name="P10"/>
      <text:p text:style-name="P10"/>
      <text:p text:style-name="P10"/>
      <text:p text:style-name="P10"/>
      <text:p text:style-name="P1">Томск<text:span text:style-name="T2"> </text:span>202<text:span text:style-name="T26">3</text:span></text:p>
      <text:table-of-content text:style-name="Sect1" text:name="Оглавление1">
        <text:table-of-content-source text:outline-level="4" text:use-index-marks="false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tab-stop style:type="left" style:position="0in" style:leader-char=" "/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1">Оглавление</text:p>
          </text:index-title>
          <text:p text:style-name="P29"><text:a xlink:type="simple" xlink:href="#__RefHeading___Toc3593_3433578193" text:style-name="Index_20_Link" text:visited-style-name="Index_20_Link">Введение<text:tab/>3</text:a></text:p>
          <text:p text:style-name="P29"><text:a xlink:type="simple" xlink:href="#__RefHeading___Toc3595_3433578193" text:style-name="Index_20_Link" text:visited-style-name="Index_20_Link">1 Ход работы<text:tab/>4</text:a></text:p>
          <text:p text:style-name="P30"><text:a xlink:type="simple" xlink:href="#__RefHeading___Toc607_2070545106" text:style-name="Index_20_Link" text:visited-style-name="Index_20_Link">1.1 Задание по варианту<text:tab/>4</text:a></text:p>
          <text:p text:style-name="P29"><text:a xlink:type="simple" xlink:href="#__RefHeading___Toc3721_3433578193" text:style-name="Index_20_Link" text:visited-style-name="Index_20_Link">Заключение<text:tab/>5</text:a></text:p>
          <text:p text:style-name="P29"><text:a xlink:type="simple" xlink:href="#__RefHeading___Toc393_955247190" text:style-name="Index_20_Link" text:visited-style-name="Index_20_Link">Приложение А (обязательное) Листинг программы<text:tab/>6</text:a></text:p>
        </text:index-body>
      </text:table-of-content>
      <text:h text:style-name="P4" text:outline-level="1"/>
      <text:h text:style-name="P24" text:outline-level="1"><text:bookmark-start text:name="__RefHeading___Toc3593_3433578193"/><text:bookmark-start text:name="_Toc117370879"/>В<text:bookmark-end text:name="_Toc117370879"/><text:span text:style-name="T23">ведение</text:span><text:bookmark-end text:name="__RefHeading___Toc3593_3433578193"/></text:h>
      <text:p text:style-name="P35">Цель: <text:span text:style-name="T33">п</text:span>олучить навык использования LISP в символьных вычислениях.</text:p>
      <text:p text:style-name="P34">Задание: написать программу по решению уравнения, указанному в варианте. Для решения уравнения на LISP оно должно быть задано в виде списка. Если уравнение задано не в соответствии с форматом, заданным вариантом, выдать ошибку.</text:p>
      <text:p text:style-name="P35">Задание <text:span text:style-name="T29">по варианту №</text:span><text:span text:style-name="T33">13</text:span>: A/x+B=C,</text:p>
      <text:p text:style-name="P35">где A, B, C – неизвестные параметры или выражения с неизвестными параметрами, x – искомая переменная. Выразить переменную x через параметры.</text:p>
      <text:h text:style-name="P23" text:outline-level="1"><text:bookmark-start text:name="__RefHeading___Toc3595_3433578193"/><text:span text:style-name="T16">1</text:span><text:bookmark-start text:name="_Toc117370880"/><text:span text:style-name="T16"> </text:span><text:bookmark-end text:name="_Toc117370880"/><text:span text:style-name="T17">Ход работы</text:span><text:bookmark-end text:name="__RefHeading___Toc3595_3433578193"/></text:h>
      <text:h text:style-name="P12" text:outline-level="2"><text:bookmark-start text:name="__RefHeading___Toc607_2070545106"/>1.<text:span text:style-name="T29">1</text:span> Задание по <text:span text:style-name="T18">варианту</text:span><text:bookmark-end text:name="__RefHeading___Toc607_2070545106"/></text:h>
      <text:p text:style-name="Text_20_body"><text:span text:style-name="T10">Входные данные: </text:span></text:p>
      <text:p text:style-name="P6"/>
      <text:p text:style-name="P6">Результат работы программы представлен на рисунке 1.1.</text:p>
      <text:p text:style-name="Title">Рисунок 1.1 — Результат работы программы</text:p>
      <text:h text:style-name="P22" text:outline-level="1"><text:bookmark-start text:name="__RefHeading___Toc3721_3433578193"/><text:bookmark-start text:name="_Toc117370896"/>З<text:bookmark-end text:name="_Toc117370896"/><text:span text:style-name="T24">аключение</text:span><text:bookmark-end text:name="__RefHeading___Toc3721_3433578193"/></text:h>
      <text:p text:style-name="P36"><text:span text:style-name="T8">В результате </text:span><text:span text:style-name="T9">выполнения </text:span><text:bookmark-start text:name="_Toc1173708993"/><text:span text:style-name="T12">л</text:span><text:bookmark-end text:name="_Toc1173708993"/><text:span text:style-name="T12">абораторной работы я получила навык использования LISP в символьных вычислениях., изучила </text:span><text:span text:style-name="T13">функции </text:span><text:span text:style-name="T15">___</text:span><text:span text:style-name="T13">, </text:span><text:span text:style-name="T14">а также</text:span><text:span text:style-name="T12"> </text:span>написа<text:span text:style-name="T33">ла</text:span> программу по решению уравнения, указанному в варианте.</text:p>
      <text:h text:style-name="P23" text:outline-level="1"><text:bookmark-start text:name="__RefHeading___Toc393_955247190"/>Приложение А<text:line-break/><text:span text:style-name="T30">(обязательно</text:span><text:span text:style-name="T31">е</text:span><text:span text:style-name="T30">)</text:span><text:line-break/>Листинг программы<text:bookmark-end text:name="__RefHeading___Toc393_955247190"/></text:h>
      <text:p text:style-name="P27">Листинг А.1 — Определение</text:p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center" style:justify-single-word="false" fo:orphans="0" fo:widows="0" fo:hyphenation-ladder-count="no-limi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language="ru" fo:country="RU" fo:font-style="normal" fo:text-shadow="none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1181in" fo:margin-bottom="0.1181in" style:contextual-spacing="false" style:page-number="auto" fo:keep-with-next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925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in" fo:margin-right="0in" fo:margin-top="0in" fo:margin-bottom="0in" style:contextual-spacing="false" fo:text-indent="0in" style:auto-text-indent="false" style:page-number="auto"/>
      <style:text-properties fo:text-transform="uppercase" style:font-name="Times New Roman3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in" fo:margin-right="0in" fo:margin-top="0.1583in" fo:margin-bottom="0.1583in" style:contextual-spacing="false" fo:line-height="100%" fo:text-align="center" style:justify-single-word="false" fo:keep-together="always" fo:text-indent="0in" style:auto-text-indent="false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2299in" fo:margin-bottom="0.202in" style:contextual-spacing="false" fo:line-height="150%" fo:text-align="center" style:justify-single-word="false" fo:keep-together="always" fo:keep-with-next="always"/>
      <style:text-properties fo:color="#000000" loext:opacity="100%" style:font-name="Times New Roman3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in" fo:margin-bottom="0.0783in" style:contextual-spacing="false" fo:line-height="150%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auto-update="true" style:class="index" style:master-page-name="">
      <style:paragraph-properties fo:margin-top="0in" fo:margin-bottom="0.0783in" style:contextual-spacing="false" fo:line-height="100%" fo:text-align="justify" style:justify-single-word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1965in" fo:margin-right="0in" fo:margin-top="0in" fo:margin-bottom="0in" style:contextual-spacing="false" fo:line-height="150%" fo:text-align="justify" style:justify-single-word="false" fo:text-indent="0in" style:auto-text-indent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1.4091in" fo:margin-right="0in" fo:margin-top="0.0264in" fo:margin-bottom="0in" style:contextual-spacing="false" fo:text-indent="-0.2508in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in" fo:margin-right="0in" fo:margin-top="0in" fo:margin-bottom="0.0783in" style:contextual-spacing="false" fo:line-height="150%" fo:keep-together="always" fo:orphans="2" fo:widows="2" fo:text-indent="0in" style:auto-text-indent="false" style:page-number="auto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language-asian="ru" style:country-asian="RU" style:font-name-complex="Tahoma" style:font-family-complex="Tahoma" style:font-family-generic-complex="system" style:font-pitch-complex="variable" style:font-size-complex="14pt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0.3937in" fo:margin-right="0in" fo:margin-top="0in" fo:margin-bottom="0.0783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1.4957in" fo:margin-right="0in" fo:line-height="100%" fo:text-align="start" style:justify-single-word="false" fo:text-indent="-1.4957in" style:auto-text-indent="false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0.611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0.7638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0.9165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1.0693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1.222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style:page-number="auto" text:number-lines="false" text:line-number="0"/>
      <style:text-properties style:font-name="Times New Roman3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Маркированный_20_список" style:display-name="Маркированный список" style:family="paragraph" style:parent-style-name="List" style:list-style-name="List_20_1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</style:style>
    <style:style style:name="Numbering_20_1" style:display-name="Numbering 1" style:family="paragraph" style:parent-style-name="List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2" style:display-name="Numbering 2" style:family="paragraph" style:parent-style-name="List" style:list-style-name="WWNum1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>
        <style:tab-stops>
          <style:tab-stop style:position="0.7874in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37in" fo:margin-right="0in" fo:text-indent="0in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37in" fo:margin-right="0in" fo:text-indent="0in" style:auto-text-indent="false">
        <style:tab-stops>
          <style:tab-stop style:position="6.102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902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74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811in" fo:margin-right="0in" fo:text-indent="0in" style:auto-text-indent="false">
        <style:tab-stops>
          <style:tab-stop style:position="5.3146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39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8in" fo:margin-right="0in" fo:text-indent="0in" style:auto-text-indent="false">
        <style:tab-stops>
          <style:tab-stop style:position="5.1181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52in" fo:margin-right="0in" fo:text-indent="0in" style:auto-text-indent="false">
        <style:tab-stops>
          <style:tab-stop style:position="4.9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in" fo:margin-right="0in" fo:margin-top="0in" fo:margin-bottom="0in" style:contextual-spacing="false" fo:text-align="center" style:justify-single-word="false" fo:keep-together="auto" fo:text-indent="0in" style:auto-text-indent="true" style:page-number="auto">
        <style:tab-stops/>
      </style:paragraph-properties>
      <style:text-properties style:font-name="Times New Roman2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3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ru" fo:country="RU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472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72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72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7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72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72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72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72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72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74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74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74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74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74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74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74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7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7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11" number:min-decimal-places="11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0114" number:language="ru" number:country="RU">
      <number:number number:decimal-places="7" number:min-decimal-places="7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61in" fo:margin-left="1.1811in" fo:margin-right="0.5866in" style:writing-mode="lr-tb" style:layout-grid-color="#c0c0c0" style:layout-grid-lines="14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6</text:page-number></text:p>
      </style:footer>
    </style:master-page>
    <style:master-page style:name="Converted1" style:page-layout-name="Mpm2" draw:style-name="Mdp1">
      <style:footer>
        <text:p text:style-name="Footer"><text:page-number text:select-page="current">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5:17:00</meta:creation-date>
    <meta:initial-creator>RePack by Diakov</meta:initial-creator>
    <dc:language>ru-RU</dc:language>
    <dc:date>2023-10-02T19:02:50.220454462</dc:date>
    <meta:editing-cycles>515</meta:editing-cycles>
    <meta:editing-duration>P6DT1H27M13S</meta:editing-duration>
    <meta:generator>LibreOffice/7.6.2.1$Linux_X86_64 LibreOffice_project/60$Build-1</meta:generator>
    <meta:print-date>2023-09-11T17:26:53.572456327</meta:print-date>
    <meta:printed-by>PDF files</meta:printed-by>
    <meta:document-statistic meta:table-count="0" meta:image-count="0" meta:object-count="0" meta:page-count="6" meta:paragraph-count="38" meta:word-count="205" meta:character-count="1511" meta:non-whitespace-character-count="1333"/>
    <meta:user-defined meta:name="AppVersion">15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Normal.dotm" xlink:href=""/>
  </office:meta>
</office:document-meta>
</file>